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table:align="left" style:writing-mode="lr-tb"/>
    </style:style>
    <style:style style:name="Tableau1.A" style:family="table-column">
      <style:table-column-properties style:column-width="17.009cm"/>
    </style:style>
    <style:style style:name="Tableau1.1" style:family="table-row">
      <style:table-row-properties fo:keep-together="auto"/>
    </style:style>
    <style:style style:name="Tableau1.A1" style:family="table-cell">
      <style:table-cell-properties style:vertical-align="top" fo:padding="0.097cm" fo:border="0.05pt solid #000000" style:writing-mode="lr-tb"/>
    </style:style>
    <style:style style:name="Tableau2" style:family="table">
      <style:table-properties style:width="17.009cm" table:align="left" style:writing-mode="lr-tb"/>
    </style:style>
    <style:style style:name="Tableau2.A" style:family="table-column">
      <style:table-column-properties style:column-width="17.009cm"/>
    </style:style>
    <style:style style:name="Tableau2.1" style:family="table-row">
      <style:table-row-properties fo:keep-together="auto"/>
    </style:style>
    <style:style style:name="Tableau2.A1" style:family="table-cell">
      <style:table-cell-properties style:vertical-align="top" fo:padding="0.097cm" fo:border="0.05pt solid #000000" style:writing-mode="lr-tb"/>
    </style:style>
    <style:style style:name="Tableau3" style:family="table">
      <style:table-properties style:width="17.009cm" table:align="left" style:writing-mode="lr-tb"/>
    </style:style>
    <style:style style:name="Tableau3.A" style:family="table-column">
      <style:table-column-properties style:column-width="17.009cm"/>
    </style:style>
    <style:style style:name="Tableau3.1" style:family="table-row">
      <style:table-row-properties fo:keep-together="auto"/>
    </style:style>
    <style:style style:name="Tableau3.A1" style:family="table-cell">
      <style:table-cell-properties style:vertical-align="top" fo:padding="0.097cm" fo:border="0.05pt solid #000000" style:writing-mode="lr-tb"/>
    </style:style>
    <style:style style:name="Tableau4" style:family="table">
      <style:table-properties style:width="17.009cm" table:align="left" style:writing-mode="lr-tb"/>
    </style:style>
    <style:style style:name="Tableau4.A" style:family="table-column">
      <style:table-column-properties style:column-width="17.009cm"/>
    </style:style>
    <style:style style:name="Tableau4.1" style:family="table-row">
      <style:table-row-properties fo:keep-together="auto"/>
    </style:style>
    <style:style style:name="Tableau4.A1" style:family="table-cell">
      <style:table-cell-properties style:vertical-align="top" fo:padding="0.097cm" fo:border="0.05pt solid #000000" style:writing-mode="lr-tb"/>
    </style:style>
    <style:style style:name="Tableau6" style:family="table">
      <style:table-properties style:width="17.009cm" table:align="left" style:writing-mode="lr-tb"/>
    </style:style>
    <style:style style:name="Tableau6.A" style:family="table-column">
      <style:table-column-properties style:column-width="17.009cm"/>
    </style:style>
    <style:style style:name="Tableau6.1" style:family="table-row">
      <style:table-row-properties fo:keep-together="auto"/>
    </style:style>
    <style:style style:name="Tableau6.A1" style:family="table-cell">
      <style:table-cell-properties style:vertical-align="top" fo:padding="0.097cm" fo:border="0.05pt solid #000000" style:writing-mode="lr-tb"/>
    </style:style>
    <style:style style:name="P1" style:family="paragraph" style:parent-style-name="Standard">
      <style:text-properties style:font-name="Times New Roman" fo:font-weight="bold"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 style:font-weight-complex="bold"/>
    </style:style>
    <style:style style:name="P3"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margin-left="0cm" fo:margin-right="0cm" fo:orphans="2" fo:widows="2" fo:text-indent="0cm" style:auto-text-indent="false"/>
      <style:text-properties style:use-window-font-color="true" style:font-name="Times New Roman" fo:font-weight="bold" style:font-weight-asian="bold" style:font-name-complex="Times New Roman" style:font-weight-complex="bold"/>
    </style:style>
    <style:style style:name="P6"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style:font-size-asian="14pt" style:font-weight-asian="bold" style:font-name-complex="Times New Roman" style:font-size-complex="14pt" style:font-weight-complex="bold"/>
    </style:style>
    <style:style style:name="P7" style:family="paragraph" style:parent-style-name="Standard">
      <style:paragraph-properties fo:margin-left="0cm" fo:margin-right="0cm"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8"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9"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style:font-weight-asian="normal" style:font-name-complex="Times New Roman" style:font-weight-complex="normal"/>
    </style:style>
    <style:style style:name="P10"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style:font-weight-asian="normal" style:font-name-complex="Times New Roman" style:font-weight-complex="normal"/>
    </style:style>
    <style:style style:name="P11" style:family="paragraph" style:parent-style-name="Standard">
      <style:paragraph-properties fo:margin-left="0cm" fo:margin-right="0cm" fo:orphans="2" fo:widows="2" fo:text-indent="0cm" style:auto-text-indent="false"/>
      <style:text-properties style:font-name="Times New Roman" fo:font-weight="bold" style:font-weight-asian="bold" style:font-name-complex="Times New Roman" style:font-weight-complex="bold"/>
    </style:style>
    <style:style style:name="P12"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style:font-weight-asian="bold" style:font-name-complex="Times New Roman" style:font-weight-complex="bold"/>
    </style:style>
    <style:style style:name="P13" style:family="paragraph" style:parent-style-name="Standard">
      <style:paragraph-properties fo:margin-left="0cm" fo:margin-right="0cm"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14" style:family="paragraph" style:parent-style-name="Standard">
      <style:paragraph-properties fo:margin-left="0cm" fo:margin-right="0cm" fo:text-align="justify" style:justify-single-word="false"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15" style:family="paragraph" style:parent-style-name="Standard">
      <style:paragraph-properties fo:margin-left="0cm" fo:margin-right="0cm" fo:text-align="justify"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17" style:family="paragraph" style:parent-style-name="Standard" style:master-page-name="Standard">
      <style:paragraph-properties fo:text-align="center" style:justify-single-word="false" style:page-number="auto"/>
      <style:text-properties style:font-name="The Heart of Everything Demo" fo:font-size="40pt" fo:font-weight="normal" style:font-size-asian="40pt" style:font-weight-asian="normal" style:font-name-complex="Times New Roman" style:font-size-complex="40pt" style:font-weight-complex="normal"/>
    </style:style>
    <style:style style:name="P18" style:family="paragraph" style:parent-style-name="Standard">
      <style:paragraph-properties fo:text-align="justify" style:justify-single-word="false"/>
      <style:text-properties style:use-window-font-color="true" style:font-name="Times New Roman" fo:font-weight="normal" style:font-weight-asian="normal" style:font-name-complex="Times New Roman" style:font-weight-complex="normal"/>
    </style:style>
    <style:style style:name="P19" style:family="paragraph" style:parent-style-name="Standard">
      <style:paragraph-properties fo:text-align="start" style:justify-single-word="false"/>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20" style:family="paragraph" style:parent-style-name="Standard">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21" style:family="paragraph" style:parent-style-name="Standard">
      <style:text-properties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P22"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3" style:family="paragraph" style:parent-style-name="Standard">
      <style:paragraph-properties fo:text-align="justify" style:justify-single-word="false"/>
      <style:text-properties style:font-name="Times New Roman" fo:font-size="14pt" fo:font-weight="normal" officeooo:rsid="0003648c" officeooo:paragraph-rsid="0003648c" style:font-size-asian="14pt" style:font-weight-asian="normal" style:font-name-complex="Times New Roman" style:font-size-complex="14pt" style:font-weight-complex="normal"/>
    </style:style>
    <style:style style:name="P24" style:family="paragraph" style:parent-style-name="Standard">
      <style:paragraph-properties fo:margin-left="0cm" fo:margin-right="0cm" fo:text-align="justify"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5"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style:font-weight-asian="normal" style:font-name-complex="Times New Roman" style:font-weight-complex="normal"/>
    </style:style>
    <style:style style:name="P26"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officeooo:rsid="0004e6f1" officeooo:paragraph-rsid="0004e6f1" style:font-weight-asian="normal" style:font-name-complex="Times New Roman" style:font-weight-complex="normal"/>
    </style:style>
    <style:style style:name="P27"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size="12pt" style:font-size-asian="12pt" style:font-size-complex="12pt"/>
    </style:style>
    <style:style style:name="T4" style:family="text">
      <style:text-properties style:use-window-font-color="true" fo:font-size="12pt" officeooo:rsid="0003648c" style:font-size-asian="12pt" style:font-size-complex="12pt"/>
    </style:style>
    <style:style style:name="T5" style:family="text">
      <style:text-properties fo:font-weight="normal" style:font-weight-asian="normal" style:font-weight-complex="normal"/>
    </style:style>
    <style:style style:name="T6" style:family="text">
      <style:text-properties officeooo:rsid="0003648c"/>
    </style:style>
    <style:style style:name="T7" style:family="text">
      <style:text-properties officeooo:rsid="0004e6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eepers</text:p>
      <text:p text:style-name="P2"/>
      <table:table table:name="Tableau1" table:style-name="Tableau1">
        <table:table-column table:style-name="Tableau1.A"/>
        <table:table-row table:style-name="Tableau1.1">
          <table:table-cell table:style-name="Tableau1.A1" office:value-type="string">
            <text:p text:style-name="P19">Data sheet</text:p>
          </table:table-cell>
        </table:table-row>
      </table:table>
      <text:p text:style-name="P1"/>
      <text:p text:style-name="P1">Genre: Board Game, Gestion</text:p>
      <text:p text:style-name="P1">Support: Windows</text:p>
      <text:p text:style-name="P1"><text:span text:style-name="T6">Target</text:span>: 12+</text:p>
      <text:p text:style-name="P1"><text:span text:style-name="T6">Used technologies</text:span>: Unity 5.5.0</text:p>
      <text:p text:style-name="P1"/>
      <text:p text:style-name="P1"/>
      <table:table table:name="Tableau2" table:style-name="Tableau2">
        <table:table-column table:style-name="Tableau2.A"/>
        <table:table-row table:style-name="Tableau2.1">
          <table:table-cell table:style-name="Tableau2.A1" office:value-type="string">
            <text:p text:style-name="P3">Pitch</text:p>
          </table:table-cell>
        </table:table-row>
      </table:table>
      <text:p text:style-name="P22"><text:span text:style-name="T1"><text:tab/></text:span><text:span text:style-name="T4">Keepers is a virtual board game which goal is to escort a prisonner to the place where he will serve his sentence.</text:span></text:p>
      <text:p text:style-name="P23"><text:span text:style-name="T4">W</text:span><text:span text:style-name="T3">ill you succeed in protecting the prisonner ?</text:span></text:p>
      <text:p text:style-name="P20"/>
      <table:table table:name="Tableau3" table:style-name="Tableau3">
        <table:table-column table:style-name="Tableau3.A"/>
        <table:table-row table:style-name="Tableau3.1">
          <table:table-cell table:style-name="Tableau3.A1" office:value-type="string">
            <text:p text:style-name="P21">Plot</text:p>
          </table:table-cell>
        </table:table-row>
      </table:table>
      <text:p text:style-name="P18"><text:tab/><text:span text:style-name="T6">The game immerges you in a board game styled world where you will choose wich pawns will leave for adventure. Above the cloods, you will harvest whatever is needed to survive, encounter hostile creatures and resolve mysteries in order to bring the prisonner to it's final destination <text:s/>safe and sound.</text:span></text:p>
      <text:p text:style-name="P9"/>
      <table:table table:name="Tableau4" table:style-name="Tableau4">
        <table:table-column table:style-name="Tableau4.A"/>
        <table:table-row table:style-name="Tableau4.1">
          <table:table-cell table:style-name="Tableau4.A1" office:value-type="string">
            <text:p text:style-name="P27">Victory/Defeat conditions</text:p>
          </table:table-cell>
        </table:table-row>
      </table:table>
      <text:p text:style-name="P5"/>
      <text:p text:style-name="P9"><text:tab/>The goal is to <text:span text:style-name="T7">accompany</text:span> <text:span text:style-name="T7">the prisonnier alive to destination. The player looses if the prisonner dies or that all the mercenaries dies. Mercenaries and prisonner's life is affected by hunger, which will increase every day, and wounds occuring during combat.</text:span></text:p>
      <text:p text:style-name="P26">The survival of all the mercenaries is not required to succeed.</text:p>
      <text:p text:style-name="P5"/>
      <text:p text:style-name="P5"/>
      <table:table table:name="Tableau6" table:style-name="Tableau6">
        <table:table-column table:style-name="Tableau6.A"/>
        <table:table-row table:style-name="Tableau6.1">
          <table:table-cell table:style-name="Tableau6.A1" office:value-type="string">
            <text:p text:style-name="P6">Core gameplay</text:p>
          </table:table-cell>
        </table:table-row>
      </table:table>
      <text:p text:style-name="P7"><text:span text:style-name="T7">Camera modes</text:span> :</text:p>
      <text:p text:style-name="P10"><text:tab/><text:span text:style-name="T7">The game is designed to be played with two camera modes, one in a close-up "adventure" fashion, the other one is more of a global view</text:span></text:p>
      <text:p text:style-name="P10"/>
      <text:p text:style-name="P8">Les controls :</text:p>
      <text:p text:style-name="P10"><text:tab/>Les interactions en jeu se font à la souris ou au clavier. Un clique gauche pour sélèctionner un mercenaire, un clique droit pour afficher une intéraction possible. Les éléments intéractifs sont mis en évidence pour le joueur. Une fois séléctionné, l'interface associée au pion s'affiche permettant de visualiser ses actions, ses statistiques, ses caractéristiques, et d'interagir avec son équipement et son inventaire. Un onglet qui permet d'accéder rapidement à l'ensemble est disponible dans le coin supérieur gauche. Un bouton de fin de journée en bas à droite est cliquable même si il reste des points d'actions au mercenaires. Les objets peuvent être consommé à l'aide d'un clique gauche, équipé ou échangé ou d'un drag.</text:p>
      <text:p text:style-name="P7"/>
      <text:p text:style-name="P7">Les actions : </text:p>
      <text:p text:style-name="P12"><text:span text:style-name="T1"><text:tab/></text:span><text:span text:style-name="T2">Chaque jour les mercenaires disposent d'un certain nombre de points d'actions qui se rechargent à chaque fois que le joueur déclenche une "fin de journée". Au sein d'une île flottante le </text:span><text:soft-page-break/><text:span text:style-name="T2">déplacement des pions ne coûte rien, tout comme les échanges entre pions ainsi que laisser des objets. Cependant lorsque les pions intéragisse, les actions peuvent être accompagnées d'un coût comme par exemple récolter, explorer, se déplacer d'île en île, tenter de se remonter le moral entre eux, parler à un PNJ (quête).</text:span></text:p>
      <text:p text:style-name="P15"><text:span text:style-name="T1">C</text:span>haque pion possède ses propres capacités, et parfois leurs interactions en jeu sont uniques.</text:p>
      <text:p text:style-name="P15">Escorter ou abandonner le prisonnier est une action qui ne côute aucun point, car il est important qu'un mercenaire reste toujours à proximité du prisonier. </text:p>
      <text:p text:style-name="P11"/>
      <text:p text:style-name="P13">Les statistiques :</text:p>
      <text:p text:style-name="P12"><text:tab/><text:span text:style-name="T5">A la fin d'une journée la faim des pions augmente. C'est pourquoi ils doivent stocker des ressources qu'il partageront avec le prisonnier pour lui permetre de survivre. Le moral des mercenaires peut être affecté comme par exemple par la mort d'un autre mercenaire ou si il se fait surprendre par des ennemis. Les points de vie sont affectés par un état de famine d'un personnage ou par les dégâts qu'il subira en combat. Ces diverses perte de statistique peuvent être récupérer par des actions comme remonter le moral ou bien en consommant les ressources adéquates. </text:span></text:p>
      <text:p text:style-name="P11"/>
      <text:p text:style-name="P13">Les caractéristiques :</text:p>
      <text:p text:style-name="P12"><text:tab/><text:span text:style-name="T5">Chaque pions possèdent des caractéristiques comme la force, la défense, l'esprit et l'intelligence. Ces caractéristiques affecteront les combats, et la résolution d'évènements/quêtes. Elles peuvent modifiées par des équipements, un évènement ou un état de dépression du personnage.</text:span></text:p>
      <text:p text:style-name="P15"/>
      <text:p text:style-name="P14">Les combats :</text:p>
      <text:p text:style-name="P16"><text:tab/>Les combats se déclenche lors qu'un mercenaire ou le prisonnier entre dans le champ de vision d'un monstre. Selon le nombre de personnage présent, un écran de selection des combats peut s'affiche permettant au joueur de choisir les combattants. Si le prisonnier se trouve dans la zone de combat il est automatiquement présent dans celui-ci et sera focus par les monstres. </text:p>
      <text:p text:style-name="P16"/>
      <text:p text:style-name="P16">Le système de combat est pour l'instant automatiquement calculé mais il a pour vocation de faire parti intégrant du core gameplay.</text:p>
      <text:p text:style-name="P11"/>
      <text:p text:style-name="P11"/>
      <text:p text:style-name="P1"/>
      <text:p text:style-name="P1"/>
      <text:p text:style-name="P1"/>
      <text:p text:style-name="P1"/>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date>2017-05-12T10:00:53.696000000</dc:date>
    <meta:editing-cycles>44</meta:editing-cycles>
    <meta:editing-duration>PT9H45M20S</meta:editing-duration>
    <meta:generator>LibreOffice/5.0.6.3$Windows_x86 LibreOffice_project/490fc03b25318460cfc54456516ea2519c11d1aa</meta:generator>
    <meta:document-statistic meta:table-count="5" meta:image-count="0" meta:object-count="0" meta:page-count="2" meta:paragraph-count="30" meta:word-count="647" meta:character-count="3999" meta:non-whitespace-character-count="3368"/>
  </office:meta>
</office:document-meta>
</file>